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1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Consolas" svg:font-family="Consola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 style:shadow="none"/>
    </style:style>
    <style:style style:name="Tabelle1.A" style:family="table-column">
      <style:table-column-properties style:column-width="7.216cm" style:rel-column-width="4091*"/>
    </style:style>
    <style:style style:name="Tabelle1.B" style:family="table-column">
      <style:table-column-properties style:column-width="9.783cm" style:rel-column-width="5546*"/>
    </style:style>
    <style:style style:name="Tabelle1.A1" style:family="table-cell">
      <style:table-cell-properties fo:background-color="#dddddd" fo:padding="0.097cm" fo:border="none">
        <style:background-image/>
      </style:table-cell-properties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16.999cm" style:rel-column-width="65535*"/>
    </style:style>
    <style:style style:name="Tabelle2.A1" style:family="table-cell">
      <style:table-cell-properties fo:background-color="#cccccc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el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6.999cm" table:align="margins"/>
    </style:style>
    <style:style style:name="Tabelle3.A" style:family="table-column">
      <style:table-column-properties style:column-width="16.999cm" style:rel-column-width="65535*"/>
    </style:style>
    <style:style style:name="Tabelle3.A1" style:family="table-cell">
      <style:table-cell-properties fo:background-color="#cccccc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el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text-properties style:use-window-font-color="true" style:font-name="Consolas" fo:font-weight="bold" style:font-weight-asian="bold" style:font-weight-complex="bold"/>
    </style:style>
    <style:style style:name="P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Consolas1"/>
    </style:style>
    <style:style style:name="P7" style:family="paragraph" style:parent-style-name="Standard">
      <style:text-properties fo:color="#808080" style:font-name="Consolas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jektkonzept</text:p>
      <text:p text:style-name="Standard"/>
      <text:p text:style-name="Standard"/>
      <text:p text:style-name="P2">Benötigte Timer und Interrupts</text:p>
      <text:p text:style-name="Standard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Contents">Multiplexing der 7-Segment Anzeige</text:p>
          </table:table-cell>
          <table:table-cell table:style-name="Tabelle1.A1" office:value-type="string">
            <text:p text:style-name="Table_20_Contents">Interrupt0 und Timer0 16-Bit <text:s text:c="2"/>Dauerhaft</text:p>
          </table:table-cell>
        </table:table-row>
        <table:table-row>
          <table:table-cell table:style-name="Tabelle1.A1" office:value-type="string">
            <text:p text:style-name="Table_20_Contents">Servomotor</text:p>
          </table:table-cell>
          <table:table-cell table:style-name="Tabelle1.A1" office:value-type="string">
            <text:p text:style-name="Table_20_Contents">Interrupt1 Timer1 8-Bit Autoreload <text:s text:c="3"/>Bei Bedarf</text:p>
          </table:table-cell>
        </table:table-row>
        <table:table-row>
          <table:table-cell table:style-name="Tabelle1.A1" office:value-type="string">
            <text:p text:style-name="Table_20_Contents">Taster-Detektion</text:p>
          </table:table-cell>
          <table:table-cell table:style-name="Tabelle1.A1" office:value-type="string">
            <text:p text:style-name="Table_20_Contents">Interrupt1 Timer1 8-Bit Autoreload <text:s text:c="3"/>Bei Bedarf</text:p>
          </table:table-cell>
        </table:table-row>
        <table:table-row>
          <table:table-cell table:style-name="Tabelle1.A1" office:value-type="string">
            <text:p text:style-name="Table_20_Contents">LED Ansteuerung</text:p>
          </table:table-cell>
          <table:table-cell table:style-name="Tabelle1.A1" office:value-type="string">
            <text:p text:style-name="Table_20_Contents">Interrupt0 Timer0 16-Bit <text:s text:c="3"/>Dauerhaft</text:p>
          </table:table-cell>
        </table:table-row>
      </table:table>
      <text:p text:style-name="Standard"/>
      <text:p text:style-name="Standard"/>
      <text:p text:style-name="P2">Projektstruktur</text:p>
      <text:p text:style-name="Standard"/>
      <text:p text:style-name="Standard">Durch die Umsetzung kann es zu weiteren hier nicht aufgeführten Unterfunktionen und Variablen kommen, die gegebenfalls nur inherhalb von internen Funktionen benötigt werden.</text:p>
      <text:p text:style-name="Standard"/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4">Variablen</text:p>
          </table:table-cell>
        </table:table-row>
        <table:table-row>
          <table:table-cell table:style-name="Tabelle2.A2" office:value-type="string">
            <text:p text:style-name="P7">//Status des Lichtes für jeden Raum</text:p>
            <text:p text:style-name="P7">//0=Aus; 1=An</text:p>
            <text:p text:style-name="P6">char lightStatus[]</text:p>
            <text:p text:style-name="P6"/>
            <text:p text:style-name="P7">//Status der Rolläden für jeden Raum</text:p>
            <text:p text:style-name="P7">//0=Zu; 180=Auf (Angabe in Grad)</text:p>
            <text:p text:style-name="P6">char shutterStatus[]</text:p>
            <text:p text:style-name="P6"/>
            <text:p text:style-name="P7">//Status der automatischen Steuerung für jeden Raum</text:p>
            <text:p text:style-name="P7">//0=Aus; 1=An</text:p>
            <text:p text:style-name="P6">char autoStatus[]</text:p>
            <text:p text:style-name="P6"/>
            <text:p text:style-name="P7">//Zeigt auf welchen Raum gerade Zugegriffen wird</text:p>
            <text:p text:style-name="P6">char room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4">Funktionen</text:p>
          </table:table-cell>
        </table:table-row>
        <table:table-row>
          <table:table-cell table:style-name="Tabelle3.A2" office:value-type="string">
            <text:p text:style-name="P7">//Initialisiert alle Timer und Interrupts und startet Timer0</text:p>
            <text:p text:style-name="P6">initialize()</text:p>
            <text:p text:style-name="P6"/>
            <text:p text:style-name="P7">//Überprüft dauerhaft Tastereingaben und Tageslichtsensor</text:p>
            <text:p text:style-name="P6">main()</text:p>
            <text:p text:style-name="P6"/>
            <text:p text:style-name="P7">//Üperbrüft ob ein weiterer Raum zur verfügung steht, wechselt auf den</text:p>
            <text:p text:style-name="P7">//Raum und läd die Raumeigenschaften für die physische Ausgabe</text:p>
            <text:p text:style-name="P7">//decrement: -1=Decrement 1=Increment (Angabe per Differenz)</text:p>
            <text:p text:style-name="P6">nextRoom(char decrement)</text:p>
            <text:p text:style-name="P6"/>
            <text:p text:style-name="P7">//Bewegt den Servomotor auf die gewünschte Position</text:p>
            <text:p text:style-name="P7">//status: 0=Zu; 1=Auf; 2=Invertieren</text:p>
            <text:p text:style-name="P7">//full: 0=StückweiseBewegen 1=KomplettBewegen</text:p>
            <text:p text:style-name="P7">//room: Der Raum für den der Rolladen bewegt werden soll</text:p>
            <text:p text:style-name="P6">moveShutters(char status, char full, char room)</text:p>
            <text:p text:style-name="P6"/>
            <text:p text:style-name="P7">//Setzt das Licht auf den gewünschten Status</text:p>
            <text:p text:style-name="P7">//status: 0=Zu; 1=Auf; 2=Invertieren</text:p>
            <text:p text:style-name="P7">//room: Der Raum für den das Licht gesetzt werden soll</text:p>
            <text:p text:style-name="P6">setLights(char status, char room)</text:p>
            <text:p text:style-name="P6"/>
            <text:p text:style-name="P7">//Aktualisiert die 7-Segment anzeige</text:p>
            <text:p text:style-name="P6">updateDisplay()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1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Consolas" svg:font-family="Consola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1M15S</meta:editing-duration>
    <meta:editing-cycles>4</meta:editing-cycles>
    <meta:generator>OpenOffice/4.1.8$Win32 OpenOffice.org_project/418m3$Build-9803</meta:generator>
    <dc:date>2021-09-24T20:59:30.02</dc:date>
    <meta:document-statistic meta:table-count="3" meta:image-count="0" meta:object-count="0" meta:page-count="2" meta:paragraph-count="44" meta:word-count="206" meta:character-count="1595"/>
    <meta:user-defined meta:name="Info 1"/>
    <meta:user-defined meta:name="Info 2"/>
    <meta:user-defined meta:name="Info 3"/>
    <meta:user-defined meta:name="Info 4"/>
  </office:meta>
</office:document-meta>
</file>